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7A0AEE4.png"/>
  <manifest:file-entry manifest:media-type="image/png" manifest:full-path="Pictures/100000000000032000000258C3731482.png"/>
  <manifest:file-entry manifest:media-type="image/png" manifest:full-path="Pictures/10000000000003200000025860F0A8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machitemplate1-notes">
      <style:graphic-properties draw:fill-color="#ffffff" draw:auto-grow-height="true" fo:min-height="13.365cm"/>
    </style:style>
    <style:style style:name="pr2" style:family="presentation" style:parent-style-name="machitemplate1-title">
      <style:graphic-properties draw:auto-grow-height="true" fo:min-height="3.507cm"/>
    </style:style>
    <style:style style:name="pr3" style:family="presentation" style:parent-style-name="machitemplate1-subtitle">
      <style:graphic-properties draw:fill-color="#ffffff" fo:min-height="17.686cm"/>
    </style:style>
    <style:style style:name="pr4" style:family="presentation" style:parent-style-name="machitemplate1-subtitle">
      <style:graphic-properties draw:fill-color="#ffffff" draw:auto-grow-height="true" fo:min-height="13.861cm"/>
    </style:style>
    <style:style style:name="pr5" style:family="presentation" style:parent-style-name="machitemplate1-title">
      <style:graphic-properties fo:min-height="3.256cm"/>
    </style:style>
    <style:style style:name="pr6" style:family="presentation" style:parent-style-name="machitemplate1-notes">
      <style:graphic-properties draw:fill-color="#ffffff" fo:min-height="13.114cm"/>
    </style:style>
    <style:style style:name="pr7" style:family="presentation" style:parent-style-name="machitemplate1-subtitle">
      <style:graphic-properties draw:fill-color="#ffffff" fo:min-height="13.61cm"/>
    </style:style>
    <style:style style:name="pr8" style:family="presentation" style:parent-style-name="machitemplate1-outline1">
      <style:graphic-properties fo:min-height="13.61cm"/>
    </style:style>
    <style:style style:name="pr9" style:family="presentation" style:parent-style-name="machitemplate1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ize="24pt" fo:font-style="italic"/>
    </style:style>
    <style:style style:name="T2" style:family="text">
      <style:text-properties fo:font-family="'DejaVu Sans Mono'" style:font-style-name="Book" style:font-family-generic="swiss" style:font-pitch="fixed"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chitemplate1" presentation:presentation-page-layout-name="AL1T0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chitemplate1" presentation:presentation-page-layout-name="AL2T32" draw:id="id2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/>
          </draw:text-box>
        </draw:frame>
        <draw:frame presentation:style-name="pr3" draw:layer="layout" svg:width="25.199cm" svg:height="17.686cm" svg:x="1.4cm" svg:y="0.962cm" presentation:class="subtitle" presentation:user-transformed="true">
          <draw:text-box>
            <text:p>GLib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machitemplate1" presentation:presentation-page-layout-name="AL1T0" draw:id="id3">
        <office:forms form:automatic-focus="false" form:apply-design-mode="false"/>
        <draw:frame presentation:style-name="pr4" draw:layer="layout" svg:width="25.199cm" svg:height="13.861cm" svg:x="1.4cm" svg:y="4.914cm" presentation:class="subtitle">
          <draw:text-box>
            <text:p>Glibc (la GNU C Standard Library)</text:p>
            <text:p>Nada que tenga que ver con GL</text:p>
            <text:p/>
          </draw:text-box>
        </draw:frame>
        <draw:frame presentation:style-name="pr5" draw:layer="layout" svg:width="25.199cm" svg:height="3.256cm" svg:x="1.4cm" svg:y="0.962cm" presentation:class="title">
          <draw:text-box>
            <text:p>Glib NO es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chitemplate1" presentation:presentation-page-layout-name="AL1T0" draw:id="id4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lib es</text:p>
          </draw:text-box>
        </draw:frame>
        <draw:frame presentation:style-name="pr7" draw:layer="layout" svg:width="25.199cm" svg:height="13.61cm" svg:x="1.4cm" svg:y="5.039cm" presentation:class="subtitle">
          <draw:text-box>
            <text:p>Una bolsa de “utilidades”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chitemplate1" presentation:presentation-page-layout-name="AL3T1" draw:id="id5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Glib: genealogía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En los principios existía GIMP</text:p>
              </text:list-item>
              <text:list-item>
                <text:p>Los componentes reusables de GIMP se volvieron GTK+</text:p>
              </text:list-item>
              <text:list-item>
                <text:p>Los componentes no gráficos de GTK+ se volvieron GLib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chitemplate1" presentation:presentation-page-layout-name="AL1T0" draw:id="id6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ntonces Glib puede usarse...</text:p>
          </draw:text-box>
        </draw:frame>
        <draw:frame presentation:style-name="pr4" draw:text-style-name="P1" draw:layer="layout" svg:width="25.199cm" svg:height="13.861cm" svg:x="1.4cm" svg:y="4.914cm" presentation:class="subtitle">
          <draw:text-box>
            <text:list text:style-name="L1">
              <text:list-header>
                <text:p text:style-name="P1">Para casi cualquier cosa, con UI o no</text:p>
                <text:p text:style-name="P1"/>
                <text:list>
                  <text:list-header>
                    <text:p text:style-name="P1">(puede verse como una extensión de la biblioteca estándar)</text:p>
                    <text:p text:style-name="P1"/>
                    <text:p text:style-name="P1"><text:span text:style-name="T1">“</text:span><text:span text:style-name="T1">GLib provides the core application building blocks for libraries and applications written in C.”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chitemplate1" presentation:presentation-page-layout-name="AL3T1" draw:id="id7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lgunas características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Puro C (nada de C++!)</text:p>
              </text:list-item>
              <text:list-item>
                <text:p>Portable (OS/plataforma)</text:p>
              </text:list-item>
              <text:list-item>
                <text:p>Bien mantenido (último release estable 2.28.6, el 14 de abril de 2011)</text:p>
              </text:list-item>
              <text:list-item>
                <text:p>Licencia: LGPL</text:p>
              </text:list-item>
              <text:list-item>
                <text:p>Ubicua en sistemas GNU/Linux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chitemplate1" presentation:presentation-page-layout-name="AL3T1" draw:id="id8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ueno... pero ¿qué hay en GLib?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ipos y estructuras de datos simples y complejos (desde enteros hasta hash tables)</text:p>
              </text:list-item>
              <text:list-item>
                <text:p>Herramientas portables para threading (threads, semáforos, mutexes, colas sincronizadas...)</text:p>
              </text:list-item>
              <text:list-item>
                <text:p>Infraestructura para aplicaciones basadas en eventos (main loop y señales)</text:p>
              </text:list-item>
              <text:list-item>
                <text:p>Un sistema de tipos y orientación a objetos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chitemplate1" presentation:presentation-page-layout-name="AL1T0" draw:id="id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ueno... pero ¿qué hay en GLib?</text:p>
          </draw:text-box>
        </draw:frame>
        <draw:frame presentation:style-name="pr7" draw:layer="layout" svg:width="25.199cm" svg:height="13.61cm" svg:x="1.4cm" svg:y="5.039cm" presentation:class="subtitle">
          <draw:text-box>
            <text:p>Y también: <text:s/>logging, timers, unit-testing, I/O asíncrono, conversión de endian, reporte de errores, constantes matemáticas, conversiones de charset, operaciones de fecha y hora, cargado de módulos en runtime, parsers, manejo de URIs, manejo de línea de comandos, expresiones regulares, internacionalización, ...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chitemplate1" presentation:presentation-page-layout-name="AL3T1" draw:id="id1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lternativas</text:p>
          </draw:text-box>
        </draw:frame>
        <draw:frame presentation:style-name="pr9" draw:layer="layout" svg:width="25.199cm" svg:height="15.037cm" svg:x="1.4cm" svg:y="4.914cm" presentation:class="outline" presentation:user-transformed="true">
          <draw:text-box>
            <text:list text:style-name="L2">
              <text:list-item>
                <text:p>C++ con STL</text:p>
              </text:list-item>
              <text:list-item>
                <text:p>Apache Portable Runtime</text:p>
                <text:list>
                  <text:list-item>
                    <text:p>Menos estructuras, más IPC</text:p>
                  </text:list-item>
                </text:list>
              </text:list-item>
              <text:list-item>
                <text:p>WxBase</text:p>
                <text:list>
                  <text:list-item>
                    <text:p>Pegado a WxWidgets</text:p>
                  </text:list-item>
                </text:list>
              </text:list-item>
              <text:list-item>
                <text:p>QtCore</text:p>
                <text:list>
                  <text:list-item>
                    <text:p>En C++</text:p>
                  </text:list-item>
                  <text:list-item>
                    <text:p>Pegado a Qt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chitemplate1" presentation:presentation-page-layout-name="AL3T1" draw:id="id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O voy a hablar de: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omo compilar GLib</text:p>
                <text:list>
                  <text:list-item>
                    <text:p>Instalen el paquete de desarrollo</text:p>
                  </text:list-item>
                </text:list>
              </text:list-item>
              <text:list-item>
                <text:p>Estructuras de datos complejas</text:p>
                <text:list>
                  <text:list-item>
                    <text:p>Si usan C++, usen la STL o Boost</text:p>
                  </text:list-item>
                </text:list>
              </text:list-item>
              <text:list-item>
                <text:p>Las infinitas funciones auxiliares</text:p>
                <text:list>
                  <text:list-item>
                    <text:p>Lean el manual: <text:span text:style-name="T2">http://developer.gnome.org/glib/ </text:span></text:p>
                  </text:list-item>
                  <text:list-item>
                    <text:p>Instalen devhelp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chitemplate1" presentation:presentation-page-layout-name="AL2T32" draw:id="id12">
        <office:forms form:automatic-focus="false" form:apply-design-mode="false"/>
        <draw:frame presentation:style-name="pr3" draw:layer="layout" svg:width="25.199cm" svg:height="17.686cm" svg:x="1.4cm" svg:y="0.962cm" presentation:class="subtitle">
          <draw:text-box>
            <text:p>A los bifes...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achitemplate1" draw:id="id13">
        <office:forms form:automatic-focus="false" form:apply-design-mode="false"/>
        <anim:par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0" draw:display-name="Bitmape 10" xlink:href="Pictures/100000000000032000000258C3731482.png" xlink:type="simple" xlink:show="embed" xlink:actuate="onLoad"/>
    <draw:fill-image draw:name="Bitmape_20_6" draw:display-name="Bitmape 6" xlink:href="Pictures/10000000000003200000025860F0A872.png" xlink:type="simple" xlink:show="embed" xlink:actuate="onLoad"/>
    <draw:fill-image draw:name="background" xlink:href="Pictures/10000000000003200000025807A0AE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chitemplate1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chi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chi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chitemplate1-outline1" style:family="presentation">
      <style:graphic-properties draw:stroke="none" draw:fill="none">
        <text:list-style style:name="machi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OFL Sorts Mill Goudy TT'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outline2" style:family="presentation" style:parent-style-name="machitemplate1-outline1">
      <style:paragraph-properties fo:margin-top="0cm" fo:margin-bottom="0.4cm"/>
      <style:text-properties fo:font-size="28pt" style:font-size-asian="28pt" style:font-size-complex="28pt"/>
    </style:style>
    <style:style style:name="machitemplate1-outline3" style:family="presentation" style:parent-style-name="machitemplate1-outline2">
      <style:paragraph-properties fo:margin-top="0cm" fo:margin-bottom="0.3cm"/>
      <style:text-properties fo:font-size="24pt" style:font-size-asian="24pt" style:font-size-complex="24pt"/>
    </style:style>
    <style:style style:name="machitemplate1-outline4" style:family="presentation" style:parent-style-name="machitemplate1-outline3">
      <style:paragraph-properties fo:margin-top="0cm" fo:margin-bottom="0.2cm"/>
      <style:text-properties fo:font-size="20pt" style:font-size-asian="20pt" style:font-size-complex="20pt"/>
    </style:style>
    <style:style style:name="machitemplate1-outline5" style:family="presentation" style:parent-style-name="machitemplate1-outline4">
      <style:paragraph-properties fo:margin-top="0cm" fo:margin-bottom="0.1cm"/>
      <style:text-properties fo:font-size="20pt" style:font-size-asian="20pt" style:font-size-complex="20pt"/>
    </style:style>
    <style:style style:name="machitemplate1-outline6" style:family="presentation" style:parent-style-name="machitemplate1-outline5">
      <style:paragraph-properties fo:margin-top="0cm" fo:margin-bottom="0.1cm"/>
      <style:text-properties fo:font-size="20pt" style:font-size-asian="20pt" style:font-size-complex="20pt"/>
    </style:style>
    <style:style style:name="machitemplate1-outline7" style:family="presentation" style:parent-style-name="machitemplate1-outline6">
      <style:paragraph-properties fo:margin-top="0cm" fo:margin-bottom="0.1cm"/>
      <style:text-properties fo:font-size="20pt" style:font-size-asian="20pt" style:font-size-complex="20pt"/>
    </style:style>
    <style:style style:name="machitemplate1-outline8" style:family="presentation" style:parent-style-name="machitemplate1-outline7">
      <style:paragraph-properties fo:margin-top="0cm" fo:margin-bottom="0.1cm"/>
      <style:text-properties fo:font-size="20pt" style:font-size-asian="20pt" style:font-size-complex="20pt"/>
    </style:style>
    <style:style style:name="machitemplate1-outline9" style:family="presentation" style:parent-style-name="machitemplate1-outline8">
      <style:paragraph-properties fo:margin-top="0cm" fo:margin-bottom="0.1cm"/>
      <style:text-properties fo:font-size="20pt" style:font-size-asian="20pt" style:font-size-complex="20pt"/>
    </style:style>
    <style:style style:name="machitemplate1-subtitle" style:family="presentation">
      <style:graphic-properties draw:stroke="none" draw:fill="none" draw:textarea-vertical-align="middle">
        <text:list-style style:name="machi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OFL Sorts Mill Goudy TT'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title" style:family="presentation">
      <style:graphic-properties draw:stroke="none" draw:fill="none" draw:textarea-vertical-align="middle">
        <text:list-style style:name="machi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OFL Sorts Mill Goudy TT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chi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chi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chi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chitemplate1" style:page-layout-name="PM1" draw:style-name="Mdp1">
      <office:forms form:automatic-focus="false" form:apply-design-mode="false"/>
      <draw:frame presentation:style-name="machitemplate1-title" draw:layer="backgroundobjects" svg:width="25.199cm" svg:height="3.506cm" svg:x="1.4cm" svg:y="0.837cm" presentation:class="title" presentation:placeholder="true">
        <draw:text-box/>
      </draw:frame>
      <draw:frame presentation:style-name="machitemplate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chitemplate1-title" draw:layer="backgroundobjects" svg:width="14.848cm" svg:height="11.136cm" svg:x="3.075cm" svg:y="2.257cm" presentation:class="page"/>
        <draw:frame presentation:style-name="machi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25T12:07:16</meta:creation-date>
    <meta:editing-duration>PT02H53M04S</meta:editing-duration>
    <meta:editing-cycles>5</meta:editing-cycles>
    <meta:generator>OpenOffice.org/3.1$Linux OpenOffice.org_project/310m19$Build-9420</meta:generator>
    <meta:initial-creator>Daniel Moisset</meta:initial-creator>
    <dc:date>2011-05-25T15:03:50</dc:date>
    <dc:creator>Daniel Moisset</dc:creator>
    <meta:document-statistic meta:object-count="68"/>
  </office:meta>
</office:document-meta>
</file>